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ra" svg:font-family="Lora, serif"/>
    <style:font-face style:name="fira sansheavy" svg:font-family="'fira sansheavy', Arial, Verdana, 'sans serif'"/>
    <style:font-face style:name="fira sanslight" svg:font-family="'fira sanslight', Arial, Verdana, 'san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fira sanslight" fo:font-size="15pt" fo:letter-spacing="normal" fo:font-style="normal" fo:font-weight="normal"/>
    </style:style>
    <style:style style:name="P2" style:family="paragraph" style:parent-style-name="Text_20_body">
      <style:paragraph-properties fo:orphans="2" fo:widows="2"/>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fira sanslight" fo:font-size="15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fira sanslight" fo:font-size="15pt" fo:letter-spacing="normal" fo:font-style="normal" fo:font-weight="bold"/>
    </style:style>
    <style:style style:name="P6" style:family="paragraph" style:parent-style-name="Text_20_body">
      <style:paragraph-properties fo:margin-left="0cm" fo:margin-right="0cm" fo:orphans="2" fo:widows="2" fo:text-indent="0cm" style:auto-text-indent="false"/>
      <style:text-properties fo:font-variant="normal" fo:text-transform="none" fo:color="#bb0d22" style:font-name="fira sansheavy" fo:font-size="18pt" fo:letter-spacing="normal" fo:font-style="normal" fo:font-weight="bold"/>
    </style:style>
    <style:style style:name="T1" style:family="text">
      <style:text-properties fo:font-variant="normal" fo:text-transform="none" fo:color="#000000" style:font-name="fira sanslight" fo:font-size="15pt" fo:letter-spacing="normal" fo:font-style="normal" fo:font-weight="normal"/>
    </style:style>
    <style:style style:name="T2" style:family="text">
      <style:text-properties fo:font-variant="normal" fo:text-transform="none" fo:color="#000000" style:font-name="fira sanslight" fo:font-size="15pt" fo:letter-spacing="normal" fo:font-style="normal" style:text-underline-style="solid" style:text-underline-width="auto" style:text-underline-color="font-color" fo:font-weight="normal"/>
    </style:style>
    <style:style style:name="T3" style:family="text">
      <style:text-properties fo:font-variant="normal" fo:text-transform="none" fo:color="#000000" style:font-name="fira sanslight" fo:font-size="12pt" fo:letter-spacing="normal" fo:font-style="normal" fo:font-weight="normal" style:font-size-asian="12pt" style:font-size-complex="12pt"/>
    </style:style>
    <style:style style:name="T4" style:family="text">
      <style:text-properties fo:font-variant="normal" fo:text-transform="none" fo:color="#000000" style:font-name="Lora" fo:font-size="12pt" fo:letter-spacing="normal" fo:font-style="normal" fo:font-weight="normal" style:font-size-asian="12pt" style:font-size-complex="12pt"/>
    </style:style>
    <style:style style:name="T5" style:family="text">
      <style:text-properties fo:font-variant="normal" fo:text-transform="none" fo:color="#000000" style:text-line-through-style="none" style:font-name="Lora" fo:font-size="12pt" fo:letter-spacing="normal" fo:font-style="normal" style:text-underline-style="none" fo:font-weight="normal" style:text-blinking="false" fo:background-color="#ffffff" style:font-size-asian="12pt" style:font-size-complex="12pt"/>
    </style:style>
    <style:style style:name="T6"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yperloop, rendre l'avion obsolète?</text:p>
      <text:p text:style-name="Standard"/>
      <text:p text:style-name="Standard"/>
      <text:p text:style-name="P3"><text:span text:style-name="T1">Bruxelles-Paris en 30min? Le projet Hyperloop lancé par Elon Musk en 2013 a déclenché les ambitions et imaginations. Désormais, start-up comme entreprises se lancent dans un projet d'un transport de capsules dans un tube à plus de 1 000 km/h. Relier les villes en un temps record est devenu un enjeu capital.</text:span></text:p>
      <text:p text:style-name="P3"><text:span text:style-name="T1"/></text:p>
      <text:p text:style-name="P3"><text:span text:style-name="T4">l'Hyperloop consiste en un double tube surélevé dans lequel se déplacent des capsules transportant des voyageurs et des marchandises. L'intérieur du tube est gardé sous basse pression pour limiter les frictions de l'air. Les capsules sont surélevées à des systèmes de sustentation électromagnétique, le tube dans lequel les véhicules circulent étant vidé de la majorité de son air. Les capsules sont propulsées par un </text:span><text:a xlink:type="simple" xlink:href="https://www.wikiwand.com/fr/Champ_magnétique" text:style-name="Internet_20_link" text:visited-style-name="Visited_20_Internet_20_Link"><text:span text:style-name="T5">champ magnétique</text:span></text:a><text:span text:style-name="T3"> </text:span><text:span text:style-name="T4">à l'intérieur des tubes.</text:span><text:span text:style-name="T3"> </text:span></text:p>
      <text:p text:style-name="P3"><text:span text:style-name="T1">Différentes entités du secteur :</text:span></text:p>
      <text:p text:style-name="P4">Hyperloop TT, une entreprise qui construit une ligne commerciale de 10 kilomètres à Abu Dhabi et espère ouvrir le premier segment en 2020, elle assure « avoir déjà résolu tous les obstacles technologiques nécessaires pour construire l'Hyperloop. Ceux restant concernent plus la régulation et nous y travaillons avec de nombreux gouvernements dans le monde ». Ses dirigeants assurent ne bénéficier d'aucun soutien financier venant d'un état.</text:p>
      <text:p text:style-name="P3"><text:span text:style-name="T1">TransPod a été fondé en 2015 par Sébastien Gendron et Ryan Janzen, à Toronto (Canada). La première levée de fonds a eu lieu en 2016 auprès d'un investisseur italien. « Nous avons créé une filiale en </text:span><text:a xlink:type="simple" xlink:href="https://www.usinenouvelle.com/italie/" text:style-name="Internet_20_link" text:visited-style-name="Visited_20_Internet_20_Link"><text:span text:style-name="T2">Italie</text:span></text:a><text:span text:style-name="T1"> pour développer des sous-ensembles et notamment la transmission de puissance, car l'un des points critiques est de pouvoir transférer du courant en continu sans fil, explique Sébastien Gendron. Pour l'instant nous effectuons les tests en laboratoire, mais avec la future piste de 3 kilomètres, nous allons travailler avec une maquette à l'échelle 1/2. » Il prévoit le début des tests pour 2019 et envisage déjà un second site pour réaliser des essais en 2022.</text:span></text:p>
      <text:p text:style-name="P6"/>
      <text:p text:style-name="P4">En tout cas, TransPod évalue le coût du projet à 21 millions d'euros. Les travaux pourraient débuter au dernier trimestre 2018 et devraient durer six à neuf mois. En revanche, la date des premières lignes commerciales est sujette à débats. </text:p>
      <text:p text:style-name="P4"><text:s/>Des freins économiques, environnementaux et technologiques laissent à penser que ce nouveau mode de transport relève pour l'instant plutôt de la science-fiction. Car il faut bien se demander s'il y a une place entre <text:soft-page-break/>l'avion et le TGV dans le paysage de la mobilité. Les chiffres les plus farfelus sont avancés sur le coût de ce mode de transport. Selon certaines annonces, il serait inférieur d'au moins 30 % par rapport à un TGV. Sébastien Gendron l'évalue entre 25 millions et 30 millions d'euros le kilomètre ! Un prix semblable aux lignes de TGV les plus onéreuses. Et surtout, avec beaucoup moins de capacités et aucun raccordement aux réseaux de transport existants. D'autres évaluations évoquent une fourchette comprise entre 50 millions et 60 millions d'euros au kilomètre.</text:p>
      <text:p text:style-name="P4">Rien n'est encore indiqué sur la consommation d'énergie d'un tel mode de transport, mais la propulsion et la sustentation électromagnétique sont très énergivores. Il en est de même de la circulation dans un tube qui présente en outre de gros inconvénients. </text:p>
      <text:p text:style-name="P4">Chez Spa-cetrain, une entreprise ayant un projet d'aérotrain, la décision a été prise d'abandonner la solution de l'hyperloop. « À l'image de l'effet piston, dans un tube dépressurisé, une importante quantité de chaleur s'accumule à la base de la navette. Pour refroidir ce tube, il est nécessaire d'installer des pompes à refroidissement sur toute sa longueur, ce qui fait augmenter le coût total de l'infrastructure et donc du billet pour l'usager, sans parler de l'impact environnemental, précise Thomas Bernin, le porte-parole de Spacetrain. C'est un élément qui nous permet de nous démarquer d'Hyperloop, mais surtout de proposer une solution moins contraignante pour les opérateurs et exploitants. Le tube posait des problèmes de sécurité : comment évacuer les passagers en cas d'incident. Affranchis du tube, nous utilisons des toboggans similaires à ceux des avions pour évacuer nos passagers de nos navettes. » <text:s/>Autre question : comment l'être humain peut-il supporter un voyage dans un tube opaque à 1 000 ou 1 200 km/h ? Aux entreprises qui développent Hyperloop de prouver le contraire. En termes d'environnement, de tels projets interrogent également. Sur un terrain vallonné, il faudrait creuser ou araser les collines, bâtir des viaducs.</text:p>
      <text:p text:style-name="P6"/>
      <text:p text:style-name="P3"><text:span text:style-name="T1">Techniquement, les premiers essais réalisés aux États-Unis par Virgin Hyperloop One, l'entreprise du milliardaire Richard Branson, n'ont pas permis d'atteindre 400 km/h - 387 km/h très exactement sur une piste de 500 mètres -, bien en dessous du record du monde du Maglev japonais, ce train à sustentation électromagnétique qui a atteint 603 km/h en 2015 pendant 10 secondes. Mais son coût est très élevé. Quelque 70 milliards d'euros pour relier Tokyo à Nagoya en 2027 à la vitesse de 500 km/h, soit 286 kilomètres en 40 minutes. <text:s/></text:span></text:p>
      <text:p text:style-name="P4"/>
      <text:p text:style-name="P5"><text:soft-page-break/>Les projets phares</text:p>
      <text:p text:style-name="P2"/>
      <text:p text:style-name="P1"><text:span text:style-name="T6">En Europe. </text:span>Hyperloop Transportation Technologies, l'entreprise américaine a annoncé en début d'année un accord en vue d'une potentielle liaison entre la ville tchèque de Brno et la capitale slovaque, Bratislava, distante de 130 kilomètres. Hyperloop TT a également signé un accord pour une ligne en Ukraine avec le gouvernement. La première phase consistera à construire une piste d'essai de 10 kilomètres. En Grande-Bretagne, Virgin Hyperloop One réfléchit à deux itinéraires entre Édimbourg et Londres et entre Glasgow et Liverpool.</text:p>
      <text:p text:style-name="P1"><text:span text:style-name="T6">En Amérique du Nord. </text:span>Les États-Unis concentrent plusieurs projets, notamment pour Virgin Hyperloop One. De Chicago à Pittsburgh, de Dallas à Houston, de Miami à Orlando. Elon Musk a annoncé il y a un an une ligne entre New York et Washington en 29 minutes, mais il faut percer un tunnel de 400 kilomètres… et tout récemment une ligne entre Chicago et son aéroport. Le Chicago Express Loop roulerait à 240 km/h.</text:p>
      <text:p text:style-name="P1"><text:span text:style-name="T6">En Asie. </text:span>Virgin Hyperloop One prévoit de développer un itinéraire allant de Bengalore à Chennai en Inde, mais aussi entre Mumbai et Chennai. L'indien DGWHyperloop propose un troisième projet dans ce pays avec une liaison entre Delhi et Mumbai. En juillet, Hyperloop TT a annoncé un projet de ligne de 10 kilomètres en Chine.</text:p>
      <text:p text:style-name="P1"><text:span text:style-name="T6">Au Moyen-Orient. </text:span>En avril, Hyperloop TT et Aldar Properties ont signé un accord pour la mise en service d'une première ligne commerciale de 10 km entre Abu Dhabi et Dubai. Et Hyperloop TT voit grand. Il compte développer un réseau sur toute la péninsule arabique. Virgin Hyperloop One travaille sur une ligne reliant la capitale d'Arabie saoudite, Riyad, à la ville portuaire de Djeddah, distante d'environ 850 kilomètres à vol d'oiseau. Le trajet serait d'1 h 16 min contre 10 heures actuelle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ra" svg:font-family="Lora, serif"/>
    <style:font-face style:name="fira sansheavy" svg:font-family="'fira sansheavy', Arial, Verdana, 'sans serif'"/>
    <style:font-face style:name="fira sanslight" svg:font-family="'fira sanslight', Arial, Verdana, 'san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s Van Droogenbroeck</meta:initial-creator>
    <meta:creation-date>2018-12-30T15:00:19.23</meta:creation-date>
    <meta:document-statistic meta:table-count="0" meta:image-count="0" meta:object-count="0" meta:page-count="3" meta:paragraph-count="16" meta:word-count="1088" meta:character-count="6787"/>
    <dc:date>2018-12-30T16:46:18.77</dc:date>
    <dc:creator>Josias Van Droogenbroeck</dc:creator>
    <meta:editing-duration>PT15M2S</meta:editing-duration>
    <meta:editing-cycles>1</meta:editing-cycles>
    <meta:generator>OpenOffice/4.1.3$Win32 OpenOffice.org_project/413m1$Build-9783</meta:generator>
  </office:meta>
</office:document-meta>
</file>